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51.54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156.32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68.56mm"/>
    </style:style>
    <style:style style:name="co10" style:family="table-column">
      <style:table-column-properties fo:break-before="auto" style:column-width="35.93mm"/>
    </style:style>
    <style:style style:name="co11" style:family="table-column">
      <style:table-column-properties fo:break-before="auto" style:column-width="178.65mm"/>
    </style:style>
    <style:style style:name="co12" style:family="table-column">
      <style:table-column-properties fo:break-before="auto" style:column-width="25.05mm"/>
    </style:style>
    <style:style style:name="co13" style:family="table-column">
      <style:table-column-properties fo:break-before="auto" style:column-width="44.11mm"/>
    </style:style>
    <style:style style:name="co14" style:family="table-column">
      <style:table-column-properties fo:break-before="auto" style:column-width="61mm"/>
    </style:style>
    <style:style style:name="ro1" style:family="table-row">
      <style:table-row-properties style:row-height="1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false"/>
    </style:style>
    <style:style style:name="ce1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eeeee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eeeeee" fo:border="none"/>
      <style:text-properties fo:color="#eeeeee"/>
    </style:style>
    <style:style style:name="ce13" style:family="table-cell" style:parent-style-name="Default">
      <style:table-cell-properties fo:background-color="#eeeeee"/>
      <style:text-properties fo:color="#eeeeee"/>
    </style:style>
    <style:style style:name="ce5" style:family="table-cell" style:parent-style-name="Default">
      <style:table-cell-properties fo:background-color="#eeeeee"/>
      <style:text-properties fo:color="#eeeeee"/>
    </style:style>
    <style:style style:name="ce22" style:family="table-cell" style:parent-style-name="Default">
      <style:table-cell-properties fo:background-color="#eeeeee" fo:border="none"/>
    </style:style>
    <style:style style:name="ce27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eeeeee"/>
      <style:text-properties fo:color="#ffffff"/>
    </style:style>
    <style:style style:name="ce25" style:family="table-cell" style:parent-style-name="Default">
      <style:table-cell-properties fo:background-color="#eeeeee" fo:border="none"/>
      <style:text-properties fo:color="#ffffff"/>
    </style:style>
    <style:style style:name="ce4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mm"/>
    </style:style>
    <style:style style:name="ce38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5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4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visibility="collapse" table:default-cell-style-name="ce27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2" table:formula="of:=CONCATENATE(&quot;virtualenvodoov9 &amp;&amp; ~/odoo-src/odoo_v9/odoo.py --addons-path=&quot;;[.D12];IF([.I43]=&quot;&quot;;&quot;&quot;;&quot; -u &quot;);[.I43];[.D14];[.C15];[.D16];[.D17])" office:value-type="string" office:string-value="virtualenvodoov9 &amp;&amp; ~/odoo-src/odoo_v9/odoo.py --addons-path=~/git/odoo-idu-addons/src,~/odoo-src/odoo_v9/openerp/addons,~/git/zipa_software/src,~/git/vendor-odoo-utils-addons/src,~/git/vendor-odoo-colombia/,~/git/chie_software/src,~/git/bachue_software/src,~/git/sue_software/src,~/git/vendor-geospatial -u website_project_publico_idu,pqrs_website_idu --xmlrpc-port 3389  --dev  --db-filter=^odoo_v9$" calcext:value-type="string" table:number-columns-spanned="7" table:number-rows-spanned="1">
            <text:p>virtualenvodoov9 &amp;&amp; ~/odoo-src/odoo_v9/odoo.py --addons-path=~/git/odoo-idu-addons/src,~/odoo-src/odoo_v9/openerp/addons,~/git/zipa_software/src,~/git/vendor-odoo-utils-addons/src,~/git/vendor-odoo-colombia/,~/git/chie_software/src,~/git/bachue_software/src,~/git/sue_software/src,~/git/vendor-geospatial -u website_project_publico_idu,pqrs_website_idu --xmlrpc-port 3389 <text:s/>--dev <text:s/>--db-filter=^odoo_v9$</text:p>
          </table:table-cell>
          <table:covered-table-cell table:style-name="ce18"/>
          <table:covered-table-cell table:number-columns-repeated="3" table:style-name="ce13"/>
          <table:covered-table-cell table:style-name="ce17"/>
          <table:covered-table-cell table:style-name="ce18"/>
          <table:table-cell table:style-name="ce5"/>
          <table:table-cell table:style-name="ce18" table:number-columns-repeated="14"/>
          <table:table-cell table:number-columns-repeated="1002"/>
        </table:table-row>
        <table:table-row table:style-name="ro2">
          <table:table-cell table:style-name="ce17"/>
          <table:table-cell table:style-name="ce18"/>
          <table:table-cell table:style-name="ce5" table:number-columns-repeated="3"/>
          <table:table-cell table:style-name="ce17"/>
          <table:table-cell table:style-name="ce18"/>
          <table:table-cell table:style-name="ce5"/>
          <table:table-cell table:style-name="ce18" table:number-columns-repeated="14"/>
          <table:table-cell table:number-columns-repeated="1002"/>
        </table:table-row>
        <table:table-row table:style-name="ro2">
          <table:table-cell table:style-name="ce17" office:value-type="string" calcext:value-type="string">
            <text:p>Addons-path</text:p>
          </table:table-cell>
          <table:table-cell table:style-name="ce18"/>
          <table:table-cell table:style-name="ce5" table:number-columns-repeated="3"/>
          <table:table-cell table:style-name="ce17" office:value-type="string" calcext:value-type="string">
            <text:p>u</text:p>
          </table:table-cell>
          <table:table-cell table:style-name="ce18"/>
          <table:table-cell table:style-name="ce5"/>
          <table:table-cell table:style-name="ce18" table:number-columns-repeated="14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odoo-idu-addons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4]=1;[.A4];&quot;&quot;)" office:value-type="string" office:string-value="~/git/odoo-idu-addons/src" calcext:value-type="string">
            <text:p>~/git/odoo-idu-addons/src</text:p>
          </table:table-cell>
          <table:table-cell table:style-name="ce5" table:formula="of:=[.C4]" office:value-type="string" office:string-value="~/git/odoo-idu-addons/src" calcext:value-type="string">
            <text:p>~/git/odoo-idu-addons/src</text:p>
          </table:table-cell>
          <table:table-cell table:style-name="ce14"/>
          <table:table-cell table:style-name="ce18" office:value-type="string" calcext:value-type="string">
            <text:p>base_idu</text:p>
          </table:table-cell>
          <table:table-cell table:style-name="ce3"/>
          <table:table-cell table:style-name="ce5" table:formula="of:=IF([.G4]=1;[.F4];&quot;&quot;)">
            <text:p/>
          </table:table-cell>
          <table:table-cell table:style-name="ce19" table:formula="of:=[.H4]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odoo-src/odoo_v9/openerp/addons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5]=1;[.A5];&quot;&quot;)" office:value-type="string" office:string-value="~/odoo-src/odoo_v9/openerp/addons" calcext:value-type="string">
            <text:p>~/odoo-src/odoo_v9/openerp/addons</text:p>
          </table:table-cell>
          <table:table-cell table:style-name="ce5" table:formula="of:=CONCATENATE([.D4];IF([.D4]=&quot;&quot;;[.C5];CONCATENATE(IF([.C5]=&quot;&quot;;&quot;&quot;;&quot;,&quot;);[.C5])))" office:value-type="string" office:string-value="~/git/odoo-idu-addons/src,~/odoo-src/odoo_v9/openerp/addons" calcext:value-type="string">
            <text:p>~/git/odoo-idu-addons/src,~/odoo-src/odoo_v9/openerp/addons</text:p>
          </table:table-cell>
          <table:table-cell table:style-name="ce14"/>
          <table:table-cell table:style-name="ce18" office:value-type="string" calcext:value-type="string">
            <text:p>contrato_hr_idu</text:p>
          </table:table-cell>
          <table:table-cell table:style-name="ce3"/>
          <table:table-cell table:style-name="ce5" table:formula="of:=IF([.G5]=1;[.F5];&quot;&quot;)">
            <text:p/>
          </table:table-cell>
          <table:table-cell table:style-name="ce19" table:formula="of:=CONCATENATE([.I4];IF([.I4]=&quot;&quot;;[.H5];CONCATENATE(&quot;,&quot;;[.H5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zipa_software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6]=1;[.A6];&quot;&quot;)" office:value-type="string" office:string-value="~/git/zipa_software/src" calcext:value-type="string">
            <text:p>~/git/zipa_software/src</text:p>
          </table:table-cell>
          <table:table-cell table:style-name="ce5" table:formula="of:=CONCATENATE([.D5];IF([.D5]=&quot;&quot;;[.C6];CONCATENATE(IF([.C6]=&quot;&quot;;&quot;&quot;;&quot;,&quot;);[.C6])))" office:value-type="string" office:string-value="~/git/odoo-idu-addons/src,~/odoo-src/odoo_v9/openerp/addons,~/git/zipa_software/src" calcext:value-type="string">
            <text:p>~/git/odoo-idu-addons/src,~/odoo-src/odoo_v9/openerp/addons,~/git/zipa_software/src</text:p>
          </table:table-cell>
          <table:table-cell table:style-name="ce14"/>
          <table:table-cell table:style-name="ce18" office:value-type="string" calcext:value-type="string">
            <text:p>contrato_idu</text:p>
          </table:table-cell>
          <table:table-cell table:style-name="ce3"/>
          <table:table-cell table:style-name="ce5" table:formula="of:=IF([.G6]=1;[.F6];&quot;&quot;)">
            <text:p/>
          </table:table-cell>
          <table:table-cell table:style-name="ce19" table:formula="of:=CONCATENATE([.I5];IF([.I5]=&quot;&quot;;[.H6];CONCATENATE(IF([.H6]=&quot;&quot;;&quot;&quot;;&quot;,&quot;);[.H6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vendor-odoo-utils-addons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7]=1;[.A7];&quot;&quot;)" office:value-type="string" office:string-value="~/git/vendor-odoo-utils-addons/src" calcext:value-type="string">
            <text:p>~/git/vendor-odoo-utils-addons/src</text:p>
          </table:table-cell>
          <table:table-cell table:style-name="ce5" table:formula="of:=CONCATENATE([.D6];IF([.D6]=&quot;&quot;;[.C7];CONCATENATE(IF([.C7]=&quot;&quot;;&quot;&quot;;&quot;,&quot;);[.C7])))" office:value-type="string" office:string-value="~/git/odoo-idu-addons/src,~/odoo-src/odoo_v9/openerp/addons,~/git/zipa_software/src,~/git/vendor-odoo-utils-addons/src" calcext:value-type="string">
            <text:p>~/git/odoo-idu-addons/src,~/odoo-src/odoo_v9/openerp/addons,~/git/zipa_software/src,~/git/vendor-odoo-utils-addons/src</text:p>
          </table:table-cell>
          <table:table-cell table:style-name="ce14"/>
          <table:table-cell table:style-name="ce18" office:value-type="string" calcext:value-type="string">
            <text:p>contrato_liquidacion_idu</text:p>
          </table:table-cell>
          <table:table-cell table:style-name="ce3"/>
          <table:table-cell table:style-name="ce5" table:formula="of:=IF([.G7]=1;[.F7];&quot;&quot;)">
            <text:p/>
          </table:table-cell>
          <table:table-cell table:style-name="ce19" table:formula="of:=CONCATENATE([.I6];IF([.I6]=&quot;&quot;;[.H7];CONCATENATE(IF([.H7]=&quot;&quot;;&quot;&quot;;&quot;,&quot;);[.H7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vendor-odoo-colombia/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8]=1;[.A8];&quot;&quot;)" office:value-type="string" office:string-value="~/git/vendor-odoo-colombia/" calcext:value-type="string">
            <text:p>~/git/vendor-odoo-colombia/</text:p>
          </table:table-cell>
          <table:table-cell table:style-name="ce5" table:formula="of:=CONCATENATE([.D7];IF([.D7]=&quot;&quot;;[.C8];CONCATENATE(IF([.C8]=&quot;&quot;;&quot;&quot;;&quot;,&quot;);[.C8])))" office:value-type="string" office:string-value="~/git/odoo-idu-addons/src,~/odoo-src/odoo_v9/openerp/addons,~/git/zipa_software/src,~/git/vendor-odoo-utils-addons/src,~/git/vendor-odoo-colombia/" calcext:value-type="string">
            <text:p>~/git/odoo-idu-addons/src,~/odoo-src/odoo_v9/openerp/addons,~/git/zipa_software/src,~/git/vendor-odoo-utils-addons/src,~/git/vendor-odoo-colombia/</text:p>
          </table:table-cell>
          <table:table-cell table:style-name="ce14"/>
          <table:table-cell table:style-name="ce18" office:value-type="string" calcext:value-type="string">
            <text:p>my_petstore</text:p>
          </table:table-cell>
          <table:table-cell table:style-name="ce3"/>
          <table:table-cell table:style-name="ce5" table:formula="of:=IF([.G8]=1;[.F8];&quot;&quot;)">
            <text:p/>
          </table:table-cell>
          <table:table-cell table:style-name="ce19" table:formula="of:=CONCATENATE([.I7];IF([.I7]=&quot;&quot;;[.H8];CONCATENATE(IF([.H8]=&quot;&quot;;&quot;&quot;;&quot;,&quot;);[.H8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chie_software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9]=1;[.A9];&quot;&quot;)" office:value-type="string" office:string-value="~/git/chie_software/src" calcext:value-type="string">
            <text:p>~/git/chie_software/src</text:p>
          </table:table-cell>
          <table:table-cell table:style-name="ce5" table:formula="of:=CONCATENATE([.D8];IF([.D8]=&quot;&quot;;[.C9];CONCATENATE(IF([.C9]=&quot;&quot;;&quot;&quot;;&quot;,&quot;);[.C9])))" office:value-type="string" office:string-value="~/git/odoo-idu-addons/src,~/odoo-src/odoo_v9/openerp/addons,~/git/zipa_software/src,~/git/vendor-odoo-utils-addons/src,~/git/vendor-odoo-colombia/,~/git/chie_software/src" calcext:value-type="string">
            <text:p>~/git/odoo-idu-addons/src,~/odoo-src/odoo_v9/openerp/addons,~/git/zipa_software/src,~/git/vendor-odoo-utils-addons/src,~/git/vendor-odoo-colombia/,~/git/chie_software/src</text:p>
          </table:table-cell>
          <table:table-cell table:style-name="ce14"/>
          <table:table-cell table:style-name="ce18" office:value-type="string" calcext:value-type="string">
            <text:p>paz_y_salvo</text:p>
          </table:table-cell>
          <table:table-cell table:style-name="ce3"/>
          <table:table-cell table:style-name="ce5" table:formula="of:=IF([.G9]=1;[.F9];&quot;&quot;)">
            <text:p/>
          </table:table-cell>
          <table:table-cell table:style-name="ce19" table:formula="of:=CONCATENATE([.I8];IF([.I8]=&quot;&quot;;[.H9];CONCATENATE(IF([.H9]=&quot;&quot;;&quot;&quot;;&quot;,&quot;);[.H9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bachue_software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10]=1;[.A10];&quot;&quot;)" office:value-type="string" office:string-value="~/git/bachue_software/src" calcext:value-type="string">
            <text:p>~/git/bachue_software/src</text:p>
          </table:table-cell>
          <table:table-cell table:style-name="ce5" table:formula="of:=CONCATENATE([.D9];IF([.D9]=&quot;&quot;;[.C10];CONCATENATE(IF([.C10]=&quot;&quot;;&quot;&quot;;&quot;,&quot;);[.C10])))" office:value-type="string" office:string-value="~/git/odoo-idu-addons/src,~/odoo-src/odoo_v9/openerp/addons,~/git/zipa_software/src,~/git/vendor-odoo-utils-addons/src,~/git/vendor-odoo-colombia/,~/git/chie_software/src,~/git/bachue_software/src" calcext:value-type="string">
            <text:p>~/git/odoo-idu-addons/src,~/odoo-src/odoo_v9/openerp/addons,~/git/zipa_software/src,~/git/vendor-odoo-utils-addons/src,~/git/vendor-odoo-colombia/,~/git/chie_software/src,~/git/bachue_software/src</text:p>
          </table:table-cell>
          <table:table-cell table:style-name="ce14"/>
          <table:table-cell table:style-name="ce18" office:value-type="string" calcext:value-type="string">
            <text:p>pqrs_idu</text:p>
          </table:table-cell>
          <table:table-cell table:style-name="ce3"/>
          <table:table-cell table:style-name="ce5" table:formula="of:=IF([.G10]=1;[.F10];&quot;&quot;)">
            <text:p/>
          </table:table-cell>
          <table:table-cell table:style-name="ce19" table:formula="of:=CONCATENATE([.I9];IF([.I9]=&quot;&quot;;[.H10];CONCATENATE(IF([.H10]=&quot;&quot;;&quot;&quot;;&quot;,&quot;);[.H10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sue_software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11]=1;[.A11];&quot;&quot;)" office:value-type="string" office:string-value="~/git/sue_software/src" calcext:value-type="string">
            <text:p>~/git/sue_software/src</text:p>
          </table:table-cell>
          <table:table-cell table:style-name="ce5" table:formula="of:=CONCATENATE([.D10];IF([.D10]=&quot;&quot;;[.C11];CONCATENATE(IF([.C11]=&quot;&quot;;&quot;&quot;;&quot;,&quot;);[.C11])))" office:value-type="string" office:string-value="~/git/odoo-idu-addons/src,~/odoo-src/odoo_v9/openerp/addons,~/git/zipa_software/src,~/git/vendor-odoo-utils-addons/src,~/git/vendor-odoo-colombia/,~/git/chie_software/src,~/git/bachue_software/src,~/git/sue_software/src" calcext:value-type="string">
            <text:p>~/git/odoo-idu-addons/src,~/odoo-src/odoo_v9/openerp/addons,~/git/zipa_software/src,~/git/vendor-odoo-utils-addons/src,~/git/vendor-odoo-colombia/,~/git/chie_software/src,~/git/bachue_software/src,~/git/sue_software/src</text:p>
          </table:table-cell>
          <table:table-cell table:style-name="ce14"/>
          <table:table-cell table:style-name="ce18" office:value-type="string" calcext:value-type="string">
            <text:p>project_obra_portafolio_idu</text:p>
          </table:table-cell>
          <table:table-cell table:style-name="ce3"/>
          <table:table-cell table:style-name="ce5" table:formula="of:=IF([.G11]=1;[.F11];&quot;&quot;)">
            <text:p/>
          </table:table-cell>
          <table:table-cell table:style-name="ce19" table:formula="of:=CONCATENATE([.I10];IF([.I10]=&quot;&quot;;[.H11];CONCATENATE(IF([.H11]=&quot;&quot;;&quot;&quot;;&quot;,&quot;);[.H11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vendor-geospatial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12]=1;[.A12];&quot;&quot;)" office:value-type="string" office:string-value="~/git/vendor-geospatial" calcext:value-type="string">
            <text:p>~/git/vendor-geospatial</text:p>
          </table:table-cell>
          <table:table-cell table:style-name="ce5" table:formula="of:=CONCATENATE([.D11];IF([.D11]=&quot;&quot;;[.C12];CONCATENATE(IF([.C12]=&quot;&quot;;&quot;&quot;;&quot;,&quot;);[.C12])))" office:value-type="string" office:string-value="~/git/odoo-idu-addons/src,~/odoo-src/odoo_v9/openerp/addons,~/git/zipa_software/src,~/git/vendor-odoo-utils-addons/src,~/git/vendor-odoo-colombia/,~/git/chie_software/src,~/git/bachue_software/src,~/git/sue_software/src,~/git/vendor-geospatial" calcext:value-type="string">
            <text:p>~/git/odoo-idu-addons/src,~/odoo-src/odoo_v9/openerp/addons,~/git/zipa_software/src,~/git/vendor-odoo-utils-addons/src,~/git/vendor-odoo-colombia/,~/git/chie_software/src,~/git/bachue_software/src,~/git/sue_software/src,~/git/vendor-geospatial</text:p>
          </table:table-cell>
          <table:table-cell table:style-name="ce14"/>
          <table:table-cell table:style-name="ce18" office:value-type="string" calcext:value-type="string">
            <text:p>project_obra_seguimiento_dtc</text:p>
          </table:table-cell>
          <table:table-cell table:style-name="ce3"/>
          <table:table-cell table:style-name="ce5" table:formula="of:=IF([.G12]=1;[.F12];&quot;&quot;)">
            <text:p/>
          </table:table-cell>
          <table:table-cell table:style-name="ce19" table:formula="of:=CONCATENATE([.I11];IF([.I11]=&quot;&quot;;[.H12];CONCATENATE(IF([.H12]=&quot;&quot;;&quot;&quot;;&quot;,&quot;);[.H12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table:number-columns-repeated="5"/>
          <table:table-cell table:style-name="ce18" office:value-type="string" calcext:value-type="string">
            <text:p>project_obra_seguimiento_dtm</text:p>
          </table:table-cell>
          <table:table-cell table:style-name="ce3"/>
          <table:table-cell table:style-name="ce5" table:formula="of:=IF([.G13]=1;[.F13];&quot;&quot;)">
            <text:p/>
          </table:table-cell>
          <table:table-cell table:style-name="ce19" table:formula="of:=CONCATENATE([.I12];IF([.I12]=&quot;&quot;;[.H13];CONCATENATE(IF([.H13]=&quot;&quot;;&quot;&quot;;&quot;,&quot;);[.H13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 office:value-type="string" calcext:value-type="string">
            <text:p>xmlrpc-port</text:p>
          </table:table-cell>
          <table:table-cell table:style-name="ce3" office:value-type="float" office:value="3389" calcext:value-type="float">
            <text:p>3389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C14]=1;CONCATENATE(&quot; --&quot;;[.A14];&quot; &quot;;[.B14];&quot; &quot;);&quot;&quot;)" office:value-type="string" office:string-value=" --xmlrpc-port 3389 " calcext:value-type="string">
            <text:p><text:s/>--xmlrpc-port 3389 </text:p>
          </table:table-cell>
          <table:table-cell table:style-name="ce14"/>
          <table:table-cell table:style-name="ce18" office:value-type="string" calcext:value-type="string">
            <text:p>project_obra_seguimiento_idu</text:p>
          </table:table-cell>
          <table:table-cell table:style-name="ce3"/>
          <table:table-cell table:style-name="ce5" table:formula="of:=IF([.G14]=1;[.F14];&quot;&quot;)">
            <text:p/>
          </table:table-cell>
          <table:table-cell table:style-name="ce19" table:formula="of:=CONCATENATE([.I13];IF([.I13]=&quot;&quot;;[.H14];CONCATENATE(IF([.H14]=&quot;&quot;;&quot;&quot;;&quot;,&quot;);[.H14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 office:value-type="string" calcext:value-type="string">
            <text:p>dev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15]=1;&quot; --dev &quot;;&quot;&quot;)" office:value-type="string" office:string-value=" --dev " calcext:value-type="string">
            <text:p><text:s/>--dev </text:p>
          </table:table-cell>
          <table:table-cell table:style-name="ce18"/>
          <table:table-cell table:style-name="ce22"/>
          <table:table-cell table:style-name="ce18" office:value-type="string" calcext:value-type="string">
            <text:p>project_problemas_idu</text:p>
          </table:table-cell>
          <table:table-cell table:style-name="ce3"/>
          <table:table-cell table:style-name="ce5" table:formula="of:=IF([.G15]=1;[.F15];&quot;&quot;)">
            <text:p/>
          </table:table-cell>
          <table:table-cell table:style-name="ce19" table:formula="of:=CONCATENATE([.I14];IF([.I14]=&quot;&quot;;[.H15];CONCATENATE(IF([.H15]=&quot;&quot;;&quot;&quot;;&quot;,&quot;);[.H15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 office:value-type="string" calcext:value-type="string">
            <text:p>db-filter</text:p>
          </table:table-cell>
          <table:table-cell table:style-name="ce10" office:value-type="string" calcext:value-type="string">
            <text:p>odoo_v9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C16]=1;CONCATENATE(&quot; --&quot;;[.A16];&quot;=^&quot;;[.B16];&quot;$&quot;);&quot;&quot;)" office:value-type="string" office:string-value=" --db-filter=^odoo_v9$" calcext:value-type="string">
            <text:p><text:s/>--db-filter=^odoo_v9$</text:p>
          </table:table-cell>
          <table:table-cell table:style-name="ce14"/>
          <table:table-cell table:style-name="ce18" office:value-type="string" calcext:value-type="string">
            <text:p>servicio_visor_proyectos</text:p>
          </table:table-cell>
          <table:table-cell table:style-name="ce3"/>
          <table:table-cell table:style-name="ce5" table:formula="of:=IF([.G16]=1;[.F16];&quot;&quot;)">
            <text:p/>
          </table:table-cell>
          <table:table-cell table:style-name="ce5" table:formula="of:=CONCATENATE([.I15];IF([.I15]=&quot;&quot;;[.H16];CONCATENATE(IF([.H16]=&quot;&quot;;&quot;&quot;;&quot;,&quot;);[.H16])))">
            <text:p/>
          </table:table-cell>
          <table:table-cell table:style-name="ce25" table:formula="of:=[.I16]">
            <text:p/>
          </table:table-cell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 office:value-type="string" calcext:value-type="string">
            <text:p>--log-sql</text:p>
          </table:table-cell>
          <table:table-cell table:style-name="ce10"/>
          <table:table-cell table:style-name="ce18"/>
          <table:table-cell table:style-name="ce5" table:formula="of:=IF([.B17]=1;&quot; --log-sql&quot;;&quot;&quot;)">
            <text:p/>
          </table:table-cell>
          <table:table-cell table:style-name="ce14"/>
          <table:table-cell table:style-name="ce18" office:value-type="string" calcext:value-type="string">
            <text:p>tramites_idu</text:p>
          </table:table-cell>
          <table:table-cell table:style-name="ce3"/>
          <table:table-cell table:style-name="ce5" table:formula="of:=IF([.G17]=1;[.F17];&quot;&quot;)">
            <text:p/>
          </table:table-cell>
          <table:table-cell table:style-name="ce5" table:formula="of:=CONCATENATE([.I16];IF([.I16]=&quot;&quot;;[.H17];CONCATENATE(IF([.H17]=&quot;&quot;;&quot;&quot;;&quot;,&quot;);[.H17])))">
            <text:p/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urbanizadores_idu</text:p>
          </table:table-cell>
          <table:table-cell table:style-name="ce3"/>
          <table:table-cell table:style-name="ce5" table:formula="of:=IF([.G18]=1;[.F18];&quot;&quot;)">
            <text:p/>
          </table:table-cell>
          <table:table-cell table:style-name="ce5" table:formula="of:=CONCATENATE([.I17];IF([.I17]=&quot;&quot;;[.H18];CONCATENATE(IF([.H18]=&quot;&quot;;&quot;&quot;;&quot;,&quot;);[.H18])))">
            <text:p/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handsontable</text:p>
          </table:table-cell>
          <table:table-cell table:style-name="ce3"/>
          <table:table-cell table:style-name="ce5" table:formula="of:=IF([.G19]=1;[.F19];&quot;&quot;)">
            <text:p/>
          </table:table-cell>
          <table:table-cell table:style-name="ce5" table:formula="of:=CONCATENATE([.I18];IF([.I18]=&quot;&quot;;[.H19];CONCATENATE(IF([.H19]=&quot;&quot;;&quot;&quot;;&quot;,&quot;);[.H19])))">
            <text:p/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project_idu</text:p>
          </table:table-cell>
          <table:table-cell table:style-name="ce3"/>
          <table:table-cell table:style-name="ce5" table:formula="of:=IF([.G20]=1;[.F20];&quot;&quot;)">
            <text:p/>
          </table:table-cell>
          <table:table-cell table:style-name="ce5" table:formula="of:=CONCATENATE([.I19];IF([.I19]=&quot;&quot;;[.H20];CONCATENATE(IF([.H20]=&quot;&quot;;&quot;&quot;;&quot;,&quot;);[.H20])))">
            <text:p/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project_publico_idu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G21]=1;[.F21];&quot;&quot;)" office:value-type="string" office:string-value="website_project_publico_idu" calcext:value-type="string">
            <text:p>website_project_publico_idu</text:p>
          </table:table-cell>
          <table:table-cell table:style-name="ce5" table:formula="of:=CONCATENATE([.I20];IF([.I20]=&quot;&quot;;[.H21];CONCATENATE(IF([.H21]=&quot;&quot;;&quot;&quot;;&quot;,&quot;);[.H21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project_tablero_idu</text:p>
          </table:table-cell>
          <table:table-cell table:style-name="ce3"/>
          <table:table-cell table:style-name="ce5" table:formula="of:=IF([.G22]=1;[.F22];&quot;&quot;)">
            <text:p/>
          </table:table-cell>
          <table:table-cell table:style-name="ce5" table:formula="of:=CONCATENATE([.I21];IF([.I21]=&quot;&quot;;[.H22];CONCATENATE(IF([.H22]=&quot;&quot;;&quot;&quot;;&quot;,&quot;);[.H22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project_tablero_sgi</text:p>
          </table:table-cell>
          <table:table-cell table:style-name="ce3"/>
          <table:table-cell table:style-name="ce5" table:formula="of:=IF([.G23]=1;[.F23];&quot;&quot;)">
            <text:p/>
          </table:table-cell>
          <table:table-cell table:style-name="ce5" table:formula="of:=CONCATENATE([.I22];IF([.I22]=&quot;&quot;;[.H23];CONCATENATE(IF([.H23]=&quot;&quot;;&quot;&quot;;&quot;,&quot;);[.H23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sala_transparente_idu</text:p>
          </table:table-cell>
          <table:table-cell table:style-name="ce3"/>
          <table:table-cell table:style-name="ce5" table:formula="of:=IF([.G24]=1;[.F24];&quot;&quot;)">
            <text:p/>
          </table:table-cell>
          <table:table-cell table:style-name="ce5" table:formula="of:=CONCATENATE([.I23];IF([.I23]=&quot;&quot;;[.H24];CONCATENATE(IF([.H24]=&quot;&quot;;&quot;&quot;;&quot;,&quot;);[.H24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visor_proyectos_idu</text:p>
          </table:table-cell>
          <table:table-cell table:style-name="ce3"/>
          <table:table-cell table:style-name="ce5" table:formula="of:=IF([.G25]=1;[.F25];&quot;&quot;)">
            <text:p/>
          </table:table-cell>
          <table:table-cell table:style-name="ce5" table:formula="of:=CONCATENATE([.I24];IF([.I24]=&quot;&quot;;[.H25];CONCATENATE(IF([.H25]=&quot;&quot;;&quot;&quot;;&quot;,&quot;);[.H25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documentos_sig</text:p>
          </table:table-cell>
          <table:table-cell table:style-name="ce3"/>
          <table:table-cell table:style-name="ce5" table:formula="of:=IF([.G26]=1;[.F26];&quot;&quot;)">
            <text:p/>
          </table:table-cell>
          <table:table-cell table:style-name="ce5" table:formula="of:=CONCATENATE([.I25];IF([.I25]=&quot;&quot;;[.H26];CONCATENATE(IF([.H26]=&quot;&quot;;&quot;&quot;;&quot;,&quot;);[.H26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table:number-columns-repeated="5"/>
          <table:table-cell table:style-name="ce18" office:value-type="string" calcext:value-type="string">
            <text:p>documentos_sig</text:p>
          </table:table-cell>
          <table:table-cell table:style-name="ce3"/>
          <table:table-cell table:style-name="ce5" table:formula="of:=IF([.G27]=1;[.F27];&quot;&quot;)">
            <text:p/>
          </table:table-cell>
          <table:table-cell table:style-name="ce5" table:formula="of:=CONCATENATE([.I26];IF([.I26]=&quot;&quot;;[.H27];CONCATENATE(IF([.H27]=&quot;&quot;;&quot;&quot;;&quot;,&quot;);[.H27])))" office:value-type="string" office:string-value="website_project_publico_idu" calcext:value-type="string">
            <text:p>website_project_publico_idu</text:p>
          </table:table-cell>
          <table:table-cell table:style-name="ce18" table:number-columns-repeated="1015"/>
        </table:table-row>
        <table:table-row table:style-name="ro2">
          <table:table-cell table:style-name="ce18" table:number-columns-repeated="5"/>
          <table:table-cell table:style-name="ce18" office:value-type="string" calcext:value-type="string">
            <text:p>pqrs_website_idu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G28]=1;[.F28];&quot;&quot;)" office:value-type="string" office:string-value="pqrs_website_idu" calcext:value-type="string">
            <text:p>pqrs_website_idu</text:p>
          </table:table-cell>
          <table:table-cell table:style-name="ce5" table:formula="of:=CONCATENATE([.I27];IF([.I27]=&quot;&quot;;[.H28];CONCATENATE(IF([.H28]=&quot;&quot;;&quot;&quot;;&quot;,&quot;);[.H28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1" table:number-columns-repeated="2"/>
          <table:table-cell table:style-name="ce18" table:number-columns-repeated="4"/>
          <table:table-cell table:style-name="ce3"/>
          <table:table-cell table:style-name="ce5" table:formula="of:=IF([.G29]=1;[.F29];&quot;&quot;)">
            <text:p/>
          </table:table-cell>
          <table:table-cell table:style-name="ce5" table:formula="of:=CONCATENATE([.I28];IF([.I28]=&quot;&quot;;[.H29];CONCATENATE(IF([.H29]=&quot;&quot;;&quot;&quot;;&quot;,&quot;);[.H29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0]=1;[.F30];&quot;&quot;)">
            <text:p/>
          </table:table-cell>
          <table:table-cell table:style-name="ce5" table:formula="of:=CONCATENATE([.I29];IF([.I29]=&quot;&quot;;[.H30];CONCATENATE(IF([.H30]=&quot;&quot;;&quot;&quot;;&quot;,&quot;);[.H30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1]=1;[.F31];&quot;&quot;)">
            <text:p/>
          </table:table-cell>
          <table:table-cell table:style-name="ce5" table:formula="of:=CONCATENATE([.I30];IF([.I30]=&quot;&quot;;[.H31];CONCATENATE(IF([.H31]=&quot;&quot;;&quot;&quot;;&quot;,&quot;);[.H31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2]=1;[.F32];&quot;&quot;)">
            <text:p/>
          </table:table-cell>
          <table:table-cell table:style-name="ce5" table:formula="of:=CONCATENATE([.I31];IF([.I31]=&quot;&quot;;[.H32];CONCATENATE(IF([.H32]=&quot;&quot;;&quot;&quot;;&quot;,&quot;);[.H32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3]=1;[.F33];&quot;&quot;)">
            <text:p/>
          </table:table-cell>
          <table:table-cell table:style-name="ce5" table:formula="of:=CONCATENATE([.I32];IF([.I32]=&quot;&quot;;[.H33];CONCATENATE(IF([.H33]=&quot;&quot;;&quot;&quot;;&quot;,&quot;);[.H33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4]=1;[.F34];&quot;&quot;)">
            <text:p/>
          </table:table-cell>
          <table:table-cell table:style-name="ce5" table:formula="of:=CONCATENATE([.I33];IF([.I33]=&quot;&quot;;[.H34];CONCATENATE(IF([.H34]=&quot;&quot;;&quot;&quot;;&quot;,&quot;);[.H34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5]=1;[.F35];&quot;&quot;)">
            <text:p/>
          </table:table-cell>
          <table:table-cell table:style-name="ce5" table:formula="of:=CONCATENATE([.I34];IF([.I34]=&quot;&quot;;[.H35];CONCATENATE(IF([.H35]=&quot;&quot;;&quot;&quot;;&quot;,&quot;);[.H35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6]=1;[.F36];&quot;&quot;)">
            <text:p/>
          </table:table-cell>
          <table:table-cell table:style-name="ce5" table:formula="of:=CONCATENATE([.I35];IF([.I35]=&quot;&quot;;[.H36];CONCATENATE(IF([.H36]=&quot;&quot;;&quot;&quot;;&quot;,&quot;);[.H36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7]=1;[.F37];&quot;&quot;)">
            <text:p/>
          </table:table-cell>
          <table:table-cell table:style-name="ce5" table:formula="of:=CONCATENATE([.I36];IF([.I36]=&quot;&quot;;[.H37];CONCATENATE(IF([.H37]=&quot;&quot;;&quot;&quot;;&quot;,&quot;);[.H37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8]=1;[.F38];&quot;&quot;)">
            <text:p/>
          </table:table-cell>
          <table:table-cell table:style-name="ce5" table:formula="of:=CONCATENATE([.I37];IF([.I37]=&quot;&quot;;[.H38];CONCATENATE(IF([.H38]=&quot;&quot;;&quot;&quot;;&quot;,&quot;);[.H38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9]=1;[.F39];&quot;&quot;)">
            <text:p/>
          </table:table-cell>
          <table:table-cell table:style-name="ce5" table:formula="of:=CONCATENATE([.I38];IF([.I38]=&quot;&quot;;[.H39];CONCATENATE(IF([.H39]=&quot;&quot;;&quot;&quot;;&quot;,&quot;);[.H39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40]=1;[.F40];&quot;&quot;)">
            <text:p/>
          </table:table-cell>
          <table:table-cell table:style-name="ce5" table:formula="of:=CONCATENATE([.I39];IF([.I39]=&quot;&quot;;[.H40];CONCATENATE(IF([.H40]=&quot;&quot;;&quot;&quot;;&quot;,&quot;);[.H40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41]=1;[.F41];&quot;&quot;)">
            <text:p/>
          </table:table-cell>
          <table:table-cell table:style-name="ce5" table:formula="of:=CONCATENATE([.I40];IF([.I40]=&quot;&quot;;[.H41];CONCATENATE(IF([.H41]=&quot;&quot;;&quot;&quot;;&quot;,&quot;);[.H41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42]=1;[.F42];&quot;&quot;)">
            <text:p/>
          </table:table-cell>
          <table:table-cell table:style-name="ce5" table:formula="of:=CONCATENATE([.I41];IF([.I41]=&quot;&quot;;[.H42];CONCATENATE(IF([.H42]=&quot;&quot;;&quot;&quot;;&quot;,&quot;);[.H42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43]=1;[.F43];&quot;&quot;)">
            <text:p/>
          </table:table-cell>
          <table:table-cell table:style-name="ce5" table:formula="of:=CONCATENATE([.I42];IF([.I42]=&quot;&quot;;[.H43];CONCATENATE(IF([.H43]=&quot;&quot;;&quot;&quot;;&quot;,&quot;);[.H43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 table:number-rows-repeated="14">
          <table:table-cell table:style-name="ce18" table:number-columns-repeated="22"/>
          <table:table-cell table:number-columns-repeated="100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19" table:default-cell-style-name="Default"/>
        <table:table-column table:style-name="co2" table:default-cell-style-name="ce18"/>
        <table:table-column table:style-name="co2" table:number-columns-repeated="1002" table:default-cell-style-name="Default"/>
        <table:table-row table:style-name="ro2">
          <table:table-cell table:style-name="ce17" office:value-type="string" calcext:value-type="string">
            <text:p>Entrada</text:p>
          </table:table-cell>
          <table:table-cell table:style-name="ce44" office:value-type="string" calcext:value-type="string">
            <text:p>kwargs['genderselect']</text:p>
          </table:table-cell>
          <table:table-cell table:style-name="ce42" office:value-type="string" calcext:value-type="string">
            <text:p>"</text:p>
          </table:table-cell>
          <table:table-cell table:style-name="ce18" office:value-type="string" calcext:value-type="string">
            <text:p>'</text:p>
          </table:table-cell>
          <table:table-cell table:style-name="ce18" table:number-columns-repeated="17"/>
          <table:table-cell table:number-columns-repeated="1003"/>
        </table:table-row>
        <table:table-row table:style-name="ro2">
          <table:table-cell table:style-name="ce17"/>
          <table:table-cell table:style-name="ce18" table:number-columns-repeated="20"/>
          <table:table-cell table:number-columns-repeated="1003"/>
        </table:table-row>
        <table:table-row table:style-name="ro2">
          <table:table-cell table:style-name="ce43" office:value-type="string" calcext:value-type="string" table:number-columns-spanned="1" table:number-rows-spanned="2">
            <text:p>Salida Python</text:p>
          </table:table-cell>
          <table:table-cell table:style-name="ce37" table:formula="of:=COM.MICROSOFT.CONCAT(&quot;print(&quot;;[.C$1];[.B$1];&quot;:&quot;;[.C$1];&quot;+&quot;;[.C$1];&quot;*&quot;;[.C$1];&quot;*120)&quot;)" office:value-type="string" office:string-value="print(&quot;kwargs['genderselect']:&quot;+&quot;*&quot;*120)" calcext:value-type="string">
            <text:p>print("kwargs['genderselect']:"+"*"*120)</text:p>
          </table:table-cell>
          <table:table-cell table:style-name="ce18" table:number-columns-repeated="19"/>
          <table:table-cell/>
          <table:table-cell table:style-name="ce18" table:number-columns-repeated="6"/>
          <table:table-cell table:number-columns-repeated="996"/>
        </table:table-row>
        <table:table-row table:style-name="ro2">
          <table:covered-table-cell table:style-name="ce18"/>
          <table:table-cell table:style-name="ce37" table:formula="of:=COM.MICROSOFT.CONCAT(&quot;print(&quot;;[.B$1];&quot;)&quot;)" office:value-type="string" office:string-value="print(kwargs['genderselect'])" calcext:value-type="string">
            <text:p>print(kwargs['genderselect'])</text:p>
          </table:table-cell>
          <table:table-cell table:style-name="ce18" table:number-columns-repeated="8"/>
          <table:table-cell table:style-name="ce46" table:number-columns-spanned="9" table:number-rows-spanned="1"/>
          <table:covered-table-cell table:number-columns-repeated="8" table:style-name="ce18"/>
          <table:table-cell table:style-name="ce46" table:number-columns-spanned="9" table:number-rows-spanned="1"/>
          <table:covered-table-cell table:style-name="ce18"/>
          <table:covered-table-cell/>
          <table:covered-table-cell table:number-columns-repeated="6" table:style-name="ce18"/>
          <table:table-cell table:number-columns-repeated="996"/>
        </table:table-row>
        <table:table-row table:style-name="ro2">
          <table:table-cell table:style-name="ce18" table:number-columns-repeated="21"/>
          <table:table-cell table:number-columns-repeated="1003"/>
        </table:table-row>
        <table:table-row table:style-name="ro2">
          <table:table-cell table:style-name="ce43" office:value-type="string" calcext:value-type="string" table:number-columns-spanned="1" table:number-rows-spanned="2">
            <text:p>Salida Javascript</text:p>
          </table:table-cell>
          <table:table-cell table:style-name="ce37" table:formula="of:=COM.MICROSOFT.CONCAT(&quot;console.log(&quot;;[.C$1];[.B$1];&quot;:&quot;;[.C$1];&quot;);&quot;)" office:value-type="string" office:string-value="console.log(&quot;kwargs['genderselect']:&quot;);" calcext:value-type="string">
            <text:p>console.log("kwargs['genderselect']:");</text:p>
          </table:table-cell>
          <table:table-cell table:style-name="ce18" table:number-columns-repeated="19"/>
          <table:table-cell table:number-columns-repeated="1003"/>
        </table:table-row>
        <table:table-row table:style-name="ro2">
          <table:covered-table-cell table:style-name="ce18"/>
          <table:table-cell table:style-name="ce37" table:formula="of:=COM.MICROSOFT.CONCAT(&quot;console.log(&quot;;[.B$1];&quot;);&quot;)" office:value-type="string" office:string-value="console.log(kwargs['genderselect']);" calcext:value-type="string">
            <text:p>console.log(kwargs['genderselect']);</text:p>
          </table:table-cell>
          <table:table-cell table:style-name="ce18" table:number-columns-repeated="19"/>
          <table:table-cell table:number-columns-repeated="1003"/>
        </table:table-row>
        <table:table-row table:style-name="ro2">
          <table:table-cell table:style-name="ce18" table:number-columns-repeated="21"/>
          <table:table-cell table:number-columns-repeated="1003"/>
        </table:table-row>
        <table:table-row table:style-name="ro2">
          <table:table-cell table:style-name="ce43" office:value-type="string" calcext:value-type="string" table:number-columns-spanned="1" table:number-rows-spanned="2">
            <text:p>Salida XML</text:p>
          </table:table-cell>
          <table:table-cell table:style-name="ce37" table:formula="of:=COM.MICROSOFT.CONCAT([.B$1];&quot;&lt;br/&gt;&quot;)" office:value-type="string" office:string-value="kwargs['genderselect']&lt;br/&gt;" calcext:value-type="string">
            <text:p>kwargs['genderselect']&lt;br/&gt;</text:p>
          </table:table-cell>
          <table:table-cell table:style-name="ce18" table:number-columns-repeated="19"/>
          <table:table-cell table:number-columns-repeated="1003"/>
        </table:table-row>
        <table:table-row table:style-name="ro2">
          <table:covered-table-cell table:style-name="ce18"/>
          <table:table-cell table:style-name="ce37" table:formula="of:=COM.MICROSOFT.CONCAT(&quot;&lt;t t-esc=&quot;;[.C$1];[.B$1];[.C$1];&quot;/&gt;&lt;br/&gt;&quot;)" office:value-type="string" office:string-value="&lt;t t-esc=&quot;kwargs['genderselect']&quot;/&gt;&lt;br/&gt;" calcext:value-type="string">
            <text:p>&lt;t t-esc="kwargs['genderselect']"/&gt;&lt;br/&gt;</text:p>
          </table:table-cell>
          <table:table-cell table:style-name="ce18" table:number-columns-repeated="19"/>
          <table:table-cell table:number-columns-repeated="1003"/>
        </table:table-row>
        <table:table-row table:style-name="ro2">
          <table:table-cell table:style-name="ce18" table:number-columns-repeated="21"/>
          <table:table-cell table:number-columns-repeated="1003"/>
        </table:table-row>
        <table:table-row table:style-name="ro2">
          <table:table-cell table:style-name="ce43" office:value-type="string" calcext:value-type="string" table:number-columns-spanned="1" table:number-rows-spanned="2">
            <text:p>Salida PHP</text:p>
          </table:table-cell>
          <table:table-cell table:style-name="ce34" table:formula="of:=COM.MICROSOFT.CONCAT(&quot;echo &quot;;[.D$1];[.B$1];&quot;&lt;br/&gt;&quot;;[.D$1];&quot;;&quot;)" office:value-type="string" office:string-value="echo 'kwargs['genderselect']&lt;br/&gt;';" calcext:value-type="string">
            <text:p>echo 'kwargs['genderselect']&lt;br/&gt;';</text:p>
          </table:table-cell>
          <table:table-cell table:style-name="ce18" table:number-columns-repeated="19"/>
          <table:table-cell table:number-columns-repeated="1003"/>
        </table:table-row>
        <table:table-row table:style-name="ro2">
          <table:covered-table-cell table:style-name="ce18"/>
          <table:table-cell table:style-name="ce34" table:formula="of:=COM.MICROSOFT.CONCAT(&quot;echo &quot;;[.B$1];&quot;.&quot;;[.C$1];&quot;&lt;br/&gt;&quot;;[.C$1];&quot;;&quot;)" office:value-type="string" office:string-value="echo kwargs['genderselect'].&quot;&lt;br/&gt;&quot;;" calcext:value-type="string">
            <text:p>echo kwargs['genderselect']."&lt;br/&gt;";</text:p>
          </table:table-cell>
          <table:table-cell table:style-name="ce18" table:number-columns-repeated="19"/>
          <table:table-cell table:number-columns-repeated="1003"/>
        </table:table-row>
        <table:table-row table:style-name="ro2" table:number-rows-repeated="25">
          <table:table-cell table:style-name="ce18" table:number-columns-repeated="21"/>
          <table:table-cell table:number-columns-repeated="1003"/>
        </table:table-row>
        <table:table-row table:style-name="ro2">
          <table:table-cell table:style-name="ce18" table:number-columns-repeated="21"/>
          <table:table-cell/>
          <table:table-cell table:style-name="ce18" table:number-columns-repeated="1002"/>
        </table:table-row>
        <table:table-row table:style-name="ro2" table:number-rows-repeated="7">
          <table:table-cell table:style-name="ce18" table:number-columns-repeated="21"/>
          <table:table-cell table:number-columns-repeated="100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v2odoo" table:style-name="ta1"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2" table:number-columns-repeated="17" table:default-cell-style-name="ce18"/>
        <table:table-row table:style-name="ro2">
          <table:table-cell table:style-name="ce38" office:value-type="string" calcext:value-type="string">
            <text:p>Recordar</text:p>
          </table:table-cell>
          <table:table-cell table:style-name="ce22" office:value-type="string" calcext:value-type="string">
            <text:p>Ubicarse en el directorio donde están los archivos .csv</text:p>
          </table:table-cell>
          <table:table-cell table:number-columns-repeated="18"/>
        </table:table-row>
        <table:table-row table:style-name="ro2">
          <table:table-cell table:style-name="ce38"/>
          <table:table-cell table:style-name="ce22"/>
          <table:table-cell table:number-columns-repeated="18"/>
        </table:table-row>
        <table:table-row table:style-name="ro2">
          <table:table-cell table:style-name="ce35" office:value-type="string" calcext:value-type="string">
            <text:p>Nombre del modulo:</text:p>
          </table:table-cell>
          <table:table-cell table:style-name="ce3" office:value-type="string" calcext:value-type="string">
            <text:p>antejardines_idu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3">
          <table:table-cell table:style-name="ce17" office:value-type="string" calcext:value-type="string">
            <text:p>Módulo</text:p>
          </table:table-cell>
          <table:table-cell table:style-name="ce40" office:value-type="float" office:value="1" calcext:value-type="float">
            <text:p>1</text:p>
          </table:table-cell>
          <table:table-cell table:formula="of:=IF([.B5]=1;CONCATENATE(&quot;-f &quot;;[.B$3];&quot;.csv&quot;))" office:value-type="string" office:string-value="-f antejardines_idu.csv" calcext:value-type="string">
            <text:p>-f antejardines_idu.csv</text:p>
          </table:table-cell>
          <table:table-cell table:number-columns-repeated="17"/>
        </table:table-row>
        <table:table-row table:style-name="ro2">
          <table:table-cell table:style-name="ce17" office:value-type="string" calcext:value-type="string">
            <text:p>Seguridad</text:p>
          </table:table-cell>
          <table:table-cell table:style-name="ce50" office:value-type="float" office:value="1" calcext:value-type="float">
            <text:p>1</text:p>
          </table:table-cell>
          <table:table-cell table:formula="of:=IF([.B6]=1;CONCATENATE(&quot;-s &quot;;[.B$3];&quot;_security.csv&quot;))" office:value-type="string" office:string-value="-s antejardines_idu_security.csv" calcext:value-type="string">
            <text:p>-s antejardines_idu_security.csv</text:p>
          </table:table-cell>
          <table:table-cell table:number-columns-repeated="17"/>
        </table:table-row>
        <table:table-row table:style-name="ro2">
          <table:table-cell table:style-name="ce17" office:value-type="string" calcext:value-type="string">
            <text:p>Workflow</text:p>
          </table:table-cell>
          <table:table-cell table:style-name="ce50" office:value-type="float" office:value="1" calcext:value-type="float">
            <text:p>1</text:p>
          </table:table-cell>
          <table:table-cell table:formula="of:=IF([.B7]=1;CONCATENATE(&quot;-w &quot;;[.B$3];&quot;_workflow.csv&quot;))" office:value-type="string" office:string-value="-w antejardines_idu_workflow.csv" calcext:value-type="string">
            <text:p>-w antejardines_idu_workflow.csv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4">
          <table:table-cell table:style-name="ce36" table:formula="of:=COM.MICROSOFT.CONCAT(&quot;virtualenvodoov9 &amp;&amp; python ~/git/vendor-odoo-utils-addons/utils/csv2odoo/main.py &quot;;[.C5];&quot; &quot;;[.C6];&quot; &quot;;[.C7])" office:value-type="string" office:string-value="virtualenvodoov9 &amp;&amp; python ~/git/vendor-odoo-utils-addons/utils/csv2odoo/main.py -f antejardines_idu.csv -s antejardines_idu_security.csv -w antejardines_idu_workflow.csv" calcext:value-type="string" table:number-columns-spanned="2" table:number-rows-spanned="1">
            <text:p>virtualenvodoov9 &amp;&amp; python ~/git/vendor-odoo-utils-addons/utils/csv2odoo/main.py -f antejardines_idu.csv -s antejardines_idu_security.csv -w antejardines_idu_workflow.csv</text:p>
          </table:table-cell>
          <table:covered-table-cell/>
          <table:table-cell table:number-columns-repeated="18"/>
        </table:table-row>
        <table:table-row table:style-name="ro2" table:number-rows-repeated="4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orkflow" table:style-name="ta1">
        <table:table-column table:style-name="co4" table:default-cell-style-name="ce18"/>
        <table:table-column table:style-name="co11" table:default-cell-style-name="ce18"/>
        <table:table-column table:style-name="co2" table:number-columns-repeated="1022" table:default-cell-style-name="ce18"/>
        <table:table-row table:style-name="ro2">
          <table:table-cell table:style-name="ce17" office:value-type="string" calcext:value-type="string">
            <text:p>Recordar</text:p>
          </table:table-cell>
          <table:table-cell office:value-type="string" calcext:value-type="string">
            <text:p>Ubicarme en ~/git/odoo-idu-addons/util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Servido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 table:number-columns-spanned="2" table:number-rows-spanned="1">
            <text:p>http://localhost:3389</text:p>
          </table:table-cell>
          <table:covered-table-cell table:style-name="Default"/>
          <table:table-cell table:number-columns-repeated="9"/>
          <table:table-cell table:style-name="Default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Modelo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 table:number-columns-spanned="2" table:number-rows-spanned="1">
            <text:p>liquidacion_actividad</text:p>
          </table:table-cell>
          <table:covered-table-cell table:style-name="Default"/>
          <table:table-cell table:number-columns-repeated="9"/>
          <table:table-cell table:style-name="Default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Id</text:p>
          </table:table-cell>
          <table:table-cell table:number-columns-repeated="102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number-columns-repeated="10"/>
          <table:table-cell table:style-name="Default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formula="of:=COM.MICROSOFT.CONCAT(&quot;python odoo_workflow_status.py -n odoo_v9 -u admin -p idi2017 -s &quot;;[.A4];&quot; -m &quot;;[.A7];&quot; -i &quot;;[.A10])" office:value-type="string" office:string-value="python odoo_workflow_status.py -n odoo_v9 -u admin -p idi2017 -s http://localhost:3389 -m liquidacion_actividad -i 2" calcext:value-type="string">
            <text:p>python odoo_workflow_status.py -n odoo_v9 -u admin -p idi2017 -s http://localhost:3389 -m liquidacion_actividad -i 2</text:p>
          </table:table-cell>
          <table:table-cell table:style-name="Default"/>
          <table:table-cell table:number-columns-repeated="3"/>
          <table:table-cell table:style-name="Default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5" table:number-columns-repeated="2"/>
          <table:table-cell table:number-columns-repeated="1022"/>
        </table:table-row>
        <table:table-row table:style-name="ro2">
          <table:table-cell table:style-name="ce17" office:value-type="string" calcext:value-type="string">
            <text:p>Registro</text:p>
          </table:table-cell>
          <table:table-cell table:number-columns-repeated="1023"/>
        </table:table-row>
        <table:table-row table:style-name="ro2">
          <table:table-cell table:style-name="ce48" office:value-type="string" calcext:value-type="string" table:number-columns-spanned="2" table:number-rows-spanned="1">
            <text:p>model('project_obra.proyecto.etapa').get(810)</text:p>
          </table:table-cell>
          <table:covered-table-cell table:style-name="ce55"/>
          <table:table-cell table:number-columns-repeated="1022"/>
        </table:table-row>
        <table:table-row table:style-name="ro2">
          <table:table-cell table:style-name="ce17" office:value-type="string" calcext:value-type="string">
            <text:p>Estado actual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draft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Estado siguiente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op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formula="of:=CONCATENATE([.A16];&quot;._send('wkf_&quot;;[.A18];&quot;__&quot;;[.A20];&quot;')&quot;)" office:value-type="string" office:string-value="model('project_obra.proyecto.etapa').get(810)._send('wkf_draft__open')" calcext:value-type="string" table:number-columns-spanned="2" table:number-rows-spanned="1">
            <text:p>model('project_obra.proyecto.etapa').get(810)._send('wkf_draft__open')</text:p>
          </table:table-cell>
          <table:covered-table-cell/>
          <table:table-cell table:number-columns-repeated="1022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ct List" table:style-name="ta1"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table:formula="of:=COM.MICROSOFT.CONCAT(&quot;[&quot;;[.C$1:.C$1048576];&quot;]&quot;)" office:value-type="string" office:string-value="[{'id':'3','name':'a'},{'id':'5','name':'b'},{'id':'8','name':'c'},{'id':'3','name':'a'},]" calcext:value-type="string">
            <text:p>[{'id':'3','name':'a'},{'id':'5','name':'b'},{'id':'8','name':'c'},{'id':'3','name':'a'},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CONCATENATE(&quot;{'&quot;;[.A$1];&quot;':'&quot;;[.A2];&quot;','&quot;;[.B$1];&quot;':'&quot;;[.B2];&quot;'},&quot;)" office:value-type="string" office:string-value="{'id':'3','name':'a'}," calcext:value-type="string">
            <text:p>{'id':'3','name':'a'},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CONCATENATE(&quot;{'&quot;;[.A$1];&quot;':'&quot;;[.A3];&quot;','&quot;;[.B$1];&quot;':'&quot;;[.B3];&quot;'},&quot;)" office:value-type="string" office:string-value="{'id':'5','name':'b'}," calcext:value-type="string">
            <text:p>{'id':'5','name':'b'},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formula="of:=CONCATENATE(&quot;{'&quot;;[.A$1];&quot;':'&quot;;[.A4];&quot;','&quot;;[.B$1];&quot;':'&quot;;[.B4];&quot;'},&quot;)" office:value-type="string" office:string-value="{'id':'8','name':'c'}," calcext:value-type="string">
            <text:p>{'id':'8','name':'c'},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CONCATENATE(&quot;{'&quot;;[.A$1];&quot;':'&quot;;[.A5];&quot;','&quot;;[.B$1];&quot;':'&quot;;[.B5];&quot;'},&quot;)" office:value-type="string" office:string-value="{'id':'3','name':'a'}," calcext:value-type="string">
            <text:p>{'id':'3','name':'a'},</text:p>
          </table:table-cell>
          <table:table-cell table:number-columns-repeated="2"/>
        </table:table-row>
      </table:table>
      <table:table table:name="Crear enlace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Origen</text:p>
          </table:table-cell>
          <table:table-cell office:value-type="string" calcext:value-type="string">
            <text:p>/home/ccacosta1/git/portal_web/micrositios/buscador_contrato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stino</text:p>
          </table:table-cell>
          <table:table-cell office:value-type="string" calcext:value-type="string">
            <text:p>/opt/lampp/htdoc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formula="of:=COM.MICROSOFT.CONCAT(&quot;sudo ln -s &quot;;[.B1];&quot; &quot;;[.B3])" office:value-type="string" office:string-value="sudo ln -s /home/ccacosta1/git/portal_web/micrositios/buscador_contratos /opt/lampp/htdocs" calcext:value-type="string">
            <text:p>sudo ln -s /home/ccacosta1/git/portal_web/micrositios/buscador_contratos /opt/lampp/htdocs</text:p>
          </table:table-cell>
          <table:table-cell/>
        </table:table-row>
      </table:table>
      <table:table table:name="Prueba de escritorio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correo</text:p>
          </table:table-cell>
          <table:table-cell office:value-type="string" calcext:value-type="string">
            <text:p>telefono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ruebas" table:style-name="ta1">
        <table:table-column table:style-name="co2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table:style-name="ce41" office:value-type="string" calcext:value-type="string">
            <text:p>SISTEMA &gt;</text:p>
          </table:table-cell>
          <table:table-cell office:value-type="string" calcext:value-type="string">
            <text:p>DTC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PERFILES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USUARIO</text:p>
          </table:table-cell>
          <table:table-cell table:style-name="ce41" office:value-type="string" calcext:value-type="string">
            <text:p>SUBDOMINIO</text:p>
          </table:table-cell>
          <table:table-cell table:style-name="ce41" office:value-type="string" calcext:value-type="string">
            <text:p>SERVIDOR</text:p>
          </table:table-cell>
          <table:table-cell table:style-name="ce41" office:value-type="string" calcext:value-type="string">
            <text:p>ENLACES</text:p>
          </table:table-cell>
        </table:table-row>
        <table:table-row table:style-name="ro2">
          <table:table-cell office:value-type="string" calcext:value-type="string">
            <text:p>analista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cdchapar2</text:p>
          </table:table-cell>
          <table:table-cell/>
          <table:table-cell office:value-type="string" calcext:value-type="string">
            <text:p>i3009</text:p>
          </table:table-cell>
          <table:table-cell table:formula="of:=CONCATENATE(&quot;http://&quot;;[.E3];&quot;:3389/web#page=0&amp;limit=80&amp;view_type=list&amp;model=project_obra.construccion.informe_avance&amp;menu_id=552&amp;action=499&quot;)" office:value-type="string" office:string-value="http://i3009:3389/web#page=0&amp;limit=80&amp;view_type=list&amp;model=project_obra.construccion.informe_avance&amp;menu_id=552&amp;action=499" calcext:value-type="string">
            <text:p>http://i3009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tecnic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cacosta1</text:p>
          </table:table-cell>
          <table:table-cell/>
          <table:table-cell office:value-type="string" calcext:value-type="string">
            <text:p>172.16.35.126</text:p>
          </table:table-cell>
          <table:table-cell table:formula="of:=CONCATENATE(&quot;http://&quot;;[.E4];&quot;:3389/web#page=0&amp;limit=80&amp;view_type=list&amp;model=project_obra.construccion.informe_avance&amp;menu_id=552&amp;action=499&quot;)" office:value-type="string" office:string-value="http://172.16.35.126:3389/web#page=0&amp;limit=80&amp;view_type=list&amp;model=project_obra.construccion.informe_avance&amp;menu_id=552&amp;action=499" calcext:value-type="string">
            <text:p>http://172.16.35.126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apoy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cprianoc1</text:p>
          </table:table-cell>
          <table:table-cell/>
          <table:table-cell office:value-type="string" calcext:value-type="string">
            <text:p>127.0.0.1</text:p>
          </table:table-cell>
          <table:table-cell table:formula="of:=CONCATENATE(&quot;http://&quot;;[.E5];&quot;:3389/web#page=0&amp;limit=80&amp;view_type=list&amp;model=project_obra.construccion.informe_avance&amp;menu_id=552&amp;action=499&quot;)" office:value-type="string" office:string-value="http://127.0.0.1:3389/web#page=0&amp;limit=80&amp;view_type=list&amp;model=project_obra.construccion.informe_avance&amp;menu_id=552&amp;action=499" calcext:value-type="string">
            <text:p>http://127.0.0.1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especialista</text:p>
          </table:table-cell>
          <table:table-cell office:value-type="string" calcext:value-type="string">
            <text:p>yamile</text:p>
          </table:table-cell>
          <table:table-cell office:value-type="string" calcext:value-type="string">
            <text:p>clreyesb1</text:p>
          </table:table-cell>
          <table:table-cell/>
          <table:table-cell office:value-type="string" calcext:value-type="string">
            <text:p>172.16.35.126.xip.io</text:p>
          </table:table-cell>
          <table:table-cell table:formula="of:=CONCATENATE(&quot;http://&quot;;[.E6];&quot;:3389/web#page=0&amp;limit=80&amp;view_type=list&amp;model=project_obra.construccion.informe_avance&amp;menu_id=552&amp;action=499&quot;)" office:value-type="string" office:string-value="http://172.16.35.126.xip.io:3389/web#page=0&amp;limit=80&amp;view_type=list&amp;model=project_obra.construccion.informe_avance&amp;menu_id=552&amp;action=499" calcext:value-type="string">
            <text:p>http://172.16.35.126.xip.io:3389/web#page=0&amp;limit=80&amp;view_type=list&amp;model=project_obra.construccion.informe_avance&amp;menu_id=552&amp;action=499</text:p>
          </table:table-cell>
        </table:table-row>
        <table:table-row table:style-name="ro2">
          <table:table-cell/>
          <table:table-cell office:value-type="string" calcext:value-type="string">
            <text:p>DT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ta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ilopezc1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no.172.16.35.126.xip.io</text:p>
          </table:table-cell>
          <table:table-cell table:formula="of:=CONCATENATE(&quot;http://&quot;;[.E8];&quot;:3389/web#page=0&amp;limit=80&amp;view_type=list&amp;model=project_obra.construccion.informe_avance&amp;menu_id=552&amp;action=499&quot;)" office:value-type="string" office:string-value="http://uno.172.16.35.126.xip.io:3389/web#page=0&amp;limit=80&amp;view_type=list&amp;model=project_obra.construccion.informe_avance&amp;menu_id=552&amp;action=499" calcext:value-type="string">
            <text:p>http://uno.172.16.35.126.xip.io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tecnico</text:p>
          </table:table-cell>
          <table:table-cell office:value-type="string" calcext:value-type="string">
            <text:p>yadira</text:p>
          </table:table-cell>
          <table:table-cell office:value-type="string" calcext:value-type="string">
            <text:p>pcgonzal1</text:p>
          </table:table-cell>
          <table:table-cell office:value-type="string" calcext:value-type="string">
            <text:p>dos</text:p>
          </table:table-cell>
          <table:table-cell table:formula="of:=CONCATENATE([.D9];&quot;.172.16.35.126.xip.io&quot;)" office:value-type="string" office:string-value="dos.172.16.35.126.xip.io" calcext:value-type="string">
            <text:p>dos.172.16.35.126.xip.io</text:p>
          </table:table-cell>
          <table:table-cell table:formula="of:=CONCATENATE(&quot;http://&quot;;[.E9];&quot;:3389/web#page=0&amp;limit=80&amp;view_type=list&amp;model=project_obra.construccion.informe_avance&amp;menu_id=552&amp;action=499&quot;)" office:value-type="string" office:string-value="http://dos.172.16.35.126.xip.io:3389/web#page=0&amp;limit=80&amp;view_type=list&amp;model=project_obra.construccion.informe_avance&amp;menu_id=552&amp;action=499" calcext:value-type="string">
            <text:p>http://dos.172.16.35.126.xip.io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apoyo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cggarcia8</text:p>
          </table:table-cell>
          <table:table-cell office:value-type="string" calcext:value-type="string">
            <text:p>tres</text:p>
          </table:table-cell>
          <table:table-cell table:formula="of:=CONCATENATE([.D10];&quot;.172.16.35.126.xip.io&quot;)" office:value-type="string" office:string-value="tres.172.16.35.126.xip.io" calcext:value-type="string">
            <text:p>tres.172.16.35.126.xip.io</text:p>
          </table:table-cell>
          <table:table-cell table:formula="of:=CONCATENATE(&quot;http://&quot;;[.E10];&quot;:3389/web#page=0&amp;limit=80&amp;view_type=list&amp;model=project_obra.construccion.informe_avance&amp;menu_id=552&amp;action=499&quot;)" office:value-type="string" office:string-value="http://tres.172.16.35.126.xip.io:3389/web#page=0&amp;limit=80&amp;view_type=list&amp;model=project_obra.construccion.informe_avance&amp;menu_id=552&amp;action=499" calcext:value-type="string">
            <text:p>http://tres.172.16.35.126.xip.io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especialista</text:p>
          </table:table-cell>
          <table:table-cell office:value-type="string" calcext:value-type="string">
            <text:p>servio</text:p>
          </table:table-cell>
          <table:table-cell office:value-type="string" calcext:value-type="string">
            <text:p>psordone1</text:p>
          </table:table-cell>
          <table:table-cell office:value-type="string" calcext:value-type="string">
            <text:p>cuatro</text:p>
          </table:table-cell>
          <table:table-cell table:formula="of:=CONCATENATE([.D11];&quot;.172.16.35.126.xip.io&quot;)" office:value-type="string" office:string-value="cuatro.172.16.35.126.xip.io" calcext:value-type="string">
            <text:p>cuatro.172.16.35.126.xip.io</text:p>
          </table:table-cell>
          <table:table-cell table:formula="of:=CONCATENATE(&quot;http://&quot;;[.E11];&quot;:3389/web#page=0&amp;limit=80&amp;view_type=list&amp;model=project_obra.construccion.informe_avance&amp;menu_id=552&amp;action=499&quot;)" office:value-type="string" office:string-value="http://cuatro.172.16.35.126.xip.io:3389/web#page=0&amp;limit=80&amp;view_type=list&amp;model=project_obra.construccion.informe_avance&amp;menu_id=552&amp;action=499" calcext:value-type="string">
            <text:p>http://cuatro.172.16.35.126.xip.io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especialista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cavargas7</text:p>
          </table:table-cell>
          <table:table-cell office:value-type="string" calcext:value-type="string">
            <text:p>cinco</text:p>
          </table:table-cell>
          <table:table-cell table:formula="of:=CONCATENATE([.D12];&quot;.172.16.35.126.xip.io&quot;)" office:value-type="string" office:string-value="cinco.172.16.35.126.xip.io" calcext:value-type="string">
            <text:p>cinco.172.16.35.126.xip.io</text:p>
          </table:table-cell>
          <table:table-cell table:formula="of:=CONCATENATE(&quot;http://&quot;;[.E12];&quot;:3389/web#page=0&amp;limit=80&amp;view_type=list&amp;model=project_obra.construccion.informe_avance&amp;menu_id=552&amp;action=499&quot;)" office:value-type="string" office:string-value="http://cinco.172.16.35.126.xip.io:3389/web#page=0&amp;limit=80&amp;view_type=list&amp;model=project_obra.construccion.informe_avance&amp;menu_id=552&amp;action=499" calcext:value-type="string">
            <text:p>http://cinco.172.16.35.126.xip.io:3389/web#page=0&amp;limit=80&amp;view_type=list&amp;model=project_obra.construccion.informe_avance&amp;menu_id=552&amp;action=499</text:p>
          </table:table-cell>
        </table:table-row>
      </table:table>
      <table:table table:name="Creardor de Código" table:style-name="ta1">
        <table:table-column table:style-name="co2" table:default-cell-style-name="ce44"/>
        <table:table-column table:style-name="co14" table:default-cell-style-name="Default"/>
        <table:table-row table:style-name="ro2">
          <table:table-cell office:value-type="string" calcext:value-type="string">
            <text:p>contrato</text:p>
          </table:table-cell>
          <table:table-cell table:formula="of:=COM.MICROSOFT.CONCAT(&quot;'&quot;;[.A1];&quot;' = &quot;;[.A1];&quot;,&quot;)" office:value-type="string" office:string-value="'contrato' = contrato," calcext:value-type="string">
            <text:p>'contrato' = contrato,</text:p>
          </table:table-cell>
        </table:table-row>
      </table:table>
      <table:named-expressions/>
      <table:database-ranges>
        <table:database-range table:name="__Anonymous_Sheet_DB__0" table:target-range-address="Server.F4:Server.F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09:13:54.6340634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0:46:28.847076575</meta:creation-date>
    <dc:date>2018-09-18T10:25:01.553120309</dc:date>
    <meta:editing-duration>P34DT20H58S</meta:editing-duration>
    <meta:editing-cycles>175</meta:editing-cycles>
    <meta:generator>LibreOffice/6.0.5.2$Linux_X86_64 LibreOffice_project/54c8cbb85f300ac59db32fe8a675ff7683cd5a16</meta:generator>
    <meta:document-statistic meta:table-count="9" meta:cell-count="301" meta:object-count="0"/>
  </office:meta>
</office:document-meta>
</file>